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8.9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3" style:family="table-cell" style:parent-style-name="Default" style:data-style-name="N33"/>
    <style:style style:name="ce2" style:family="table-cell" style:parent-style-name="Default" style:data-style-name="N3"/>
    <style:style style:name="ce4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Ev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2];1;[.C$2:.C2])" office:value-type="float" office:value="33" calcext:value-type="float">
            <text:p>33</text:p>
          </table:table-cell>
          <table:table-cell office:value-type="string" calcext:value-type="string">
            <text:p>Presentación de la asignatura y cuestionario de evaluación ini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3];1;[.C$2:.C3])" office:value-type="float" office:value="30" calcext:value-type="float">
            <text:p>30</text:p>
          </table:table-cell>
          <table:table-cell office:value-type="string" calcext:value-type="string">
            <text:p>UD1: Pensamiento computac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4];1;[.C$2:.C4])" office:value-type="float" office:value="27" calcext:value-type="float">
            <text:p>27</text:p>
          </table:table-cell>
          <table:table-cell office:value-type="string" calcext:value-type="string">
            <text:p>UD1: Pensamiento computac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5];1;[.C$2:.C5])" office:value-type="float" office:value="24" calcext:value-type="float">
            <text:p>24</text:p>
          </table:table-cell>
          <table:table-cell office:value-type="string" calcext:value-type="string">
            <text:p>UD2: Introduccińo a la programación con Scr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6];1;[.C$2:.C6])" office:value-type="float" office:value="22" calcext:value-type="float">
            <text:p>22</text:p>
          </table:table-cell>
          <table:table-cell office:value-type="string" calcext:value-type="string">
            <text:p>UD2: Introducción a la programación con Scr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7];1;[.C$2:.C7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8];1;[.C$2:.C8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9];1;[.C$2:.C9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0];1;[.C$2:.C1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1];1;[.C$2:.C1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2];1;[.C$2:.C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3];1;[.C$2:.C1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/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14];1;[.C$2:.C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5];2;[.C$15:.C15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6];2;[.C$15:.C16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2;[.C:.C])-SUMIF([.A$15:.A17];2;[.C$15:.C17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/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2;[.C:.C])-SUMIF([.A$15:.A18];2;[.C$15:.C18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9];2;[.C$15:.C1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0];2;[.C$15:.C2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1];2;[.C$15:.C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2];2;[.C$15:.C2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3];2;[.C$15:.C2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4];2;[.C$15:.C2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5];2;[.C$15:.C2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6];2;[.C$15:.C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7];3;[.C$27:.C27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8];3;[.C$27:.C28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9];3;[.C$27:.C29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0];3;[.C$27:.C30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/0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IF([.A:.A];3;[.C:.C])-SUMIF([.A$27:.A31];3;[.C$27:.C31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3;[.C:.C])-SUMIF([.A$27:.A32];3;[.C$27:.C3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/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3];3;[.C$27:.C33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/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4];3;[.C$27:.C34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/0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3;[.C:.C])-SUMIF([.A$27:.A35];3;[.C$27:.C3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6];3;[.C$27:.C36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7];3;[.C$27:.C3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8];3;[.C$27:.C3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9];3;[.C$27:.C3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/0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40];3;[.C$27:.C4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41];3;[.C$27:.C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IF([.A:.A];3;[.C:.C])-SUMIF([.A$27:.A42];3;[.C$27:.C42])" office:value-type="float" office:value="0" calcext:value-type="float">
            <text:p>0</text:p>
          </table:table-cell>
          <table:table-cell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$semana.C42];[$semana.A2:$semana.A42];1)" office:value-type="float" office:value="36" calcext:value-type="float">
            <text:p>36</text:p>
          </table:table-cell>
          <table:table-cell table:formula="of:=SUMIFS([$semana.C2:$semana.C42];[$semana.A2:$semana.A42];1;[$semana.E2:$semana.E42];&quot;&lt;&gt;&quot;)" office:value-type="float" office:value="14" calcext:value-type="float">
            <text:p>14</text:p>
          </table:table-cell>
          <table:table-cell table:formula="of:=[.C2]/[.B2]" office:value-type="percentage" office:value="0.388888888888889" calcext:value-type="percentage">
            <text:p>39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$semana.C42];[$semana.A2:$semana.A42];2)" office:value-type="float" office:value="30" calcext:value-type="float">
            <text:p>30</text:p>
          </table:table-cell>
          <table:table-cell table:formula="of:=SUMIFS([$semana.C2:$semana.C42];[$semana.A2:$semana.A42];2;[$semana.E2:$semana.E42];&quot;&lt;&gt;&quot;)" office:value-type="float" office:value="0" calcext:value-type="float">
            <text:p>0</text:p>
          </table:table-cell>
          <table:table-cell table:formula="of:=[.C3]/[.B3]" office:value-type="percentage" office:value="0" calcext:value-type="percentage">
            <text:p>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$semana.C42];[$semana.A2:$semana.A42];3)" office:value-type="float" office:value="40" calcext:value-type="float">
            <text:p>40</text:p>
          </table:table-cell>
          <table:table-cell table:formula="of:=SUMIFS([$semana.C2:$semana.C42];[$semana.A2:$semana.A42];3;[$semana.E2:$semana.E42];&quot;&lt;&gt;&quot;)" office:value-type="float" office:value="0" calcext:value-type="float">
            <text:p>0</text:p>
          </table:table-cell>
          <table:table-cell table:formula="of:=[.C4]/[.B4]" office:value-type="percentage" office:value="0" calcext:value-type="percentage">
            <text:p>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9-07T13:05:34.304387018</dc:date>
    <meta:editing-duration>PT27M27S</meta:editing-duration>
    <meta:editing-cycles>12</meta:editing-cycles>
    <meta:generator>LibreOffice/7.4.0.3$Linux_X86_64 LibreOffice_project/f85e47c08ddd19c015c0114a68350214f7066f5a</meta:generator>
    <meta:document-statistic meta:table-count="2" meta:cell-count="190" meta:object-count="0"/>
  </office:meta>
</office:document-meta>
</file>